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21" style:family="table-cell" style:parent-style-name="Default" style:data-style-name="N11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02.54mm" svg:y="348.38mm">
            <draw:object draw:notify-on-update-of-ranges="Hoja1.T80:Hoja1.T81 Hoja1.U80:Hoja1.U80 Hoja1.U81:Hoja1.U82 Hoja1.V79:Hoja1.V79 Hoja1.V80:Hoja1.V81 Hoja1.W79:Hoja1.W79 Hoja1.W80:Hoja1.W81 Hoja1.X79:Hoja1.X79 Hoja1.X80:Hoja1.X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4" table:default-cell-style-name="Default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20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BMB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64626995.4" calcext:value-type="float">
            <text:p>164626995,4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54389314.8" calcext:value-type="float">
            <text:p>2654389314,8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5578675.2" calcext:value-type="float">
            <text:p>195578675,2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47731885.2" calcext:value-type="float">
            <text:p>447731885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4682183.2" calcext:value-type="float">
            <text:p>174682183,2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575427657" calcext:value-type="float">
            <text:p>2575427657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11536239.6" calcext:value-type="float">
            <text:p>211536239,6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7571734" calcext:value-type="float">
            <text:p>45757173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66470343.2" calcext:value-type="float">
            <text:p>166470343,2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694863587.6" calcext:value-type="float">
            <text:p>2694863587,6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4154854.2" calcext:value-type="float">
            <text:p>194154854,2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489155669.4" calcext:value-type="float">
            <text:p>489155669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191456983.2" calcext:value-type="float">
            <text:p>191456983,2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127490826.6" calcext:value-type="float">
            <text:p>3127490826,6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3115761.8" calcext:value-type="float">
            <text:p>193115761,8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2775933.2" calcext:value-type="float">
            <text:p>45277593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91816228.8" calcext:value-type="float">
            <text:p>191816228,8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185301734.8" calcext:value-type="float">
            <text:p>3185301734,8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199681571.2" calcext:value-type="float">
            <text:p>199681571,2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52563161.4" calcext:value-type="float">
            <text:p>452563161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96891" calcext:value-type="float">
            <text:p>0,296891</text:p>
          </table:table-cell>
          <table:table-cell table:formula="of:=([.C3]+[.C4]+[.C5]+[.C6]+[.C7])/5" office:value-type="float" office:value="477.6" calcext:value-type="float">
            <text:p>477,6</text:p>
          </table:table-cell>
          <table:table-cell table:formula="of:=([.D3]+[.D4]+[.D5]+[.D6]+[.D7])/5" office:value-type="float" office:value="0.411563" calcext:value-type="float">
            <text:p>0,411563</text:p>
          </table:table-cell>
          <table:table-cell table:style-name="ce1" table:formula="of:=([.E3]+[.E4]+[.E5]+[.E6]+[.E7])/5000000000" office:value-type="float" office:value="0.17781054676" calcext:value-type="float">
            <text:p>0,17781054676</text:p>
          </table:table-cell>
          <table:table-cell table:formula="of:=([.F3]+[.F4]+[.F5]+[.F6]+[.F7])/5" office:value-type="float" office:value="7.472144" calcext:value-type="float">
            <text:p>7,472144</text:p>
          </table:table-cell>
          <table:table-cell table:formula="of:=([.G3]+[.G4]+[.G5]+[.G6]+[.G7])/5" office:value-type="float" office:value="1823.6" calcext:value-type="float">
            <text:p>1823,6</text:p>
          </table:table-cell>
          <table:table-cell table:formula="of:=([.H3]+[.H4]+[.H5]+[.H6]+[.H7])/5" office:value-type="float" office:value="9.858702" calcext:value-type="float">
            <text:p>9,858702</text:p>
          </table:table-cell>
          <table:table-cell table:style-name="ce1" table:formula="of:=([.I3]+[.I4]+[.I5]+[.I6]+[.I7])/5000000000" office:value-type="float" office:value="2.84749462416" calcext:value-type="float">
            <text:p>2,84749462416</text:p>
          </table:table-cell>
          <table:table-cell table:formula="of:=([.J3]+[.J4]+[.J5]+[.J6]+[.J7])/5" office:value-type="float" office:value="0.4028432" calcext:value-type="float">
            <text:p>0,4028432</text:p>
          </table:table-cell>
          <table:table-cell table:formula="of:=([.K3]+[.K4]+[.K5]+[.K6]+[.K7])/5" office:value-type="float" office:value="481" calcext:value-type="float">
            <text:p>481</text:p>
          </table:table-cell>
          <table:table-cell table:formula="of:=([.L3]+[.L4]+[.L5]+[.L6]+[.L7])/5" office:value-type="float" office:value="0.5595422" calcext:value-type="float">
            <text:p>0,5595422</text:p>
          </table:table-cell>
          <table:table-cell table:style-name="ce1" table:formula="of:=([.M3]+[.M4]+[.M5]+[.M6]+[.M7])/5000000000" office:value-type="float" office:value="0.1988134204" calcext:value-type="float">
            <text:p>0,1988134204</text:p>
          </table:table-cell>
          <table:table-cell table:formula="of:=([.N3]+[.N4]+[.N5]+[.N6]+[.N7])/5" office:value-type="float" office:value="2.012414" calcext:value-type="float">
            <text:p>2,012414</text:p>
          </table:table-cell>
          <table:table-cell table:formula="of:=([.O3]+[.O4]+[.O5]+[.O6]+[.O7])/5" office:value-type="float" office:value="1165.6" calcext:value-type="float">
            <text:p>1165,6</text:p>
          </table:table-cell>
          <table:table-cell table:formula="of:=([.P3]+[.P4]+[.P5]+[.P6]+[.P7])/5" office:value-type="float" office:value="2.966818" calcext:value-type="float">
            <text:p>2,966818</text:p>
          </table:table-cell>
          <table:table-cell table:style-name="ce1" table:formula="of:=([.Q3]+[.Q4]+[.Q5]+[.Q6]+[.Q7])/5000000000" office:value-type="float" office:value="0.45995967664" calcext:value-type="float">
            <text:p>0,4599596766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Default" office:value-type="float" office:value="640784399.6" calcext:value-type="float">
            <text:p>640784399,6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Default" office:value-type="float" office:value="42791521507.8" calcext:value-type="float">
            <text:p>42791521507,8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Default" office:value-type="float" office:value="295796330.6" calcext:value-type="float">
            <text:p>295796330,6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Default" office:value-type="float" office:value="1841770735.2" calcext:value-type="float">
            <text:p>1841770735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Default" office:value-type="float" office:value="621313456" calcext:value-type="float">
            <text:p>621313456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Default" office:value-type="float" office:value="44840998831.4" calcext:value-type="float">
            <text:p>44840998831,4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Default" office:value-type="float" office:value="636459166.6" calcext:value-type="float">
            <text:p>636459166,6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Default" office:value-type="float" office:value="1472424081.2" calcext:value-type="float">
            <text:p>1472424081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Default" office:value-type="float" office:value="471612899.2" calcext:value-type="float">
            <text:p>471612899,2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Default" office:value-type="float" office:value="46934673869.6" calcext:value-type="float">
            <text:p>46934673869,6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Default" office:value-type="float" office:value="468049934.4" calcext:value-type="float">
            <text:p>468049934,4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Default" office:value-type="float" office:value="1471473622.8" calcext:value-type="float">
            <text:p>1471473622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Default" office:value-type="float" office:value="479618643.4" calcext:value-type="float">
            <text:p>479618643,4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Default" office:value-type="float" office:value="39003103511.4" calcext:value-type="float">
            <text:p>39003103511,4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Default" office:value-type="float" office:value="449263108.2" calcext:value-type="float">
            <text:p>449263108,2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Default" office:value-type="float" office:value="4512641231.8" calcext:value-type="float">
            <text:p>4512641231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Default" office:value-type="float" office:value="798167724.8" calcext:value-type="float">
            <text:p>798167724,8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Default" office:value-type="float" office:value="40353203793.2" calcext:value-type="float">
            <text:p>40353203793,2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Default" office:value-type="float" office:value="299601478.8" calcext:value-type="float">
            <text:p>299601478,8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Default" office:value-type="float" office:value="759457413.6" calcext:value-type="float">
            <text:p>759457413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878606" calcext:value-type="float">
            <text:p>0,2878606</text:p>
          </table:table-cell>
          <table:table-cell table:formula="of:=([.C10]+[.C11]+[.C12]+[.C13]+[.C14])/5" office:value-type="float" office:value="466.4" calcext:value-type="float">
            <text:p>466,4</text:p>
          </table:table-cell>
          <table:table-cell table:formula="of:=([.D10]+[.D11]+[.D12]+[.D13]+[.D14])/5" office:value-type="float" office:value="0.3981334" calcext:value-type="float">
            <text:p>0,3981334</text:p>
          </table:table-cell>
          <table:table-cell table:style-name="Default" table:formula="of:=([.E10]+[.E11]+[.E12]+[.E13]+[.E14])/5000000000" office:value-type="float" office:value="0.6022994246" calcext:value-type="float">
            <text:p>0,6022994246</text:p>
          </table:table-cell>
          <table:table-cell table:formula="of:=([.F10]+[.F11]+[.F12]+[.F13]+[.F14])/5" office:value-type="float" office:value="1.642324" calcext:value-type="float">
            <text:p>1,642324</text:p>
          </table:table-cell>
          <table:table-cell table:formula="of:=([.G10]+[.G11]+[.G12]+[.G13]+[.G14])/5" office:value-type="float" office:value="402.8" calcext:value-type="float">
            <text:p>402,8</text:p>
          </table:table-cell>
          <table:table-cell table:formula="of:=([.H10]+[.H11]+[.H12]+[.H13]+[.H14])/5" office:value-type="float" office:value="1.960232" calcext:value-type="float">
            <text:p>1,960232</text:p>
          </table:table-cell>
          <table:table-cell table:style-name="Default" table:formula="of:=([.I10]+[.I11]+[.I12]+[.I13]+[.I14])/5000000000" office:value-type="float" office:value="42.78470030268" calcext:value-type="float">
            <text:p>42,78470030268</text:p>
          </table:table-cell>
          <table:table-cell table:formula="of:=([.J10]+[.J11]+[.J12]+[.J13]+[.J14])/5" office:value-type="float" office:value="0.3940468" calcext:value-type="float">
            <text:p>0,3940468</text:p>
          </table:table-cell>
          <table:table-cell table:formula="of:=([.K10]+[.K11]+[.K12]+[.K13]+[.K14])/5" office:value-type="float" office:value="473" calcext:value-type="float">
            <text:p>473</text:p>
          </table:table-cell>
          <table:table-cell table:formula="of:=([.L10]+[.L11]+[.L12]+[.L13]+[.L14])/5" office:value-type="float" office:value="0.5448494" calcext:value-type="float">
            <text:p>0,5448494</text:p>
          </table:table-cell>
          <table:table-cell table:style-name="Default" table:formula="of:=([.M10]+[.M11]+[.M12]+[.M13]+[.M14])/5000000000" office:value-type="float" office:value="0.42983400372" calcext:value-type="float">
            <text:p>0,42983400372</text:p>
          </table:table-cell>
          <table:table-cell table:formula="of:=([.N10]+[.N11]+[.N12]+[.N13]+[.N14])/5" office:value-type="float" office:value="1.675708" calcext:value-type="float">
            <text:p>1,675708</text:p>
          </table:table-cell>
          <table:table-cell table:formula="of:=([.O10]+[.O11]+[.O12]+[.O13]+[.O14])/5" office:value-type="float" office:value="1168.6" calcext:value-type="float">
            <text:p>1168,6</text:p>
          </table:table-cell>
          <table:table-cell table:formula="of:=([.P10]+[.P11]+[.P12]+[.P13]+[.P14])/5" office:value-type="float" office:value="2.558968" calcext:value-type="float">
            <text:p>2,558968</text:p>
          </table:table-cell>
          <table:table-cell table:style-name="Default" table:formula="of:=([.Q10]+[.Q11]+[.Q12]+[.Q13]+[.Q14])/5000000000" office:value-type="float" office:value="2.01155341692" calcext:value-type="float">
            <text:p>2,0115534169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 table:number-columns-repeated="2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0525" calcext:value-type="float">
            <text:p>0,300525</text:p>
          </table:table-cell>
          <table:table-cell office:value-type="float" office:value="466" calcext:value-type="float">
            <text:p>466</text:p>
          </table:table-cell>
          <table:table-cell office:value-type="float" office:value="0.412957" calcext:value-type="float">
            <text:p>0,412957</text:p>
          </table:table-cell>
          <table:table-cell table:style-name="Default" office:value-type="float" office:value="169774690" calcext:value-type="float">
            <text:p>169774690</text:p>
          </table:table-cell>
          <table:table-cell office:value-type="float" office:value="7.46226" calcext:value-type="float">
            <text:p>7,46226</text:p>
          </table:table-cell>
          <table:table-cell office:value-type="float" office:value="1857" calcext:value-type="float">
            <text:p>1857</text:p>
          </table:table-cell>
          <table:table-cell office:value-type="float" office:value="9.96496" calcext:value-type="float">
            <text:p>9,96496</text:p>
          </table:table-cell>
          <table:table-cell table:style-name="Default" office:value-type="float" office:value="3008991339.6" calcext:value-type="float">
            <text:p>3008991339,6</text:p>
          </table:table-cell>
          <table:table-cell office:value-type="float" office:value="0.407182" calcext:value-type="float">
            <text:p>0,407182</text:p>
          </table:table-cell>
          <table:table-cell office:value-type="float" office:value="485" calcext:value-type="float">
            <text:p>485</text:p>
          </table:table-cell>
          <table:table-cell office:value-type="float" office:value="0.564469" calcext:value-type="float">
            <text:p>0,564469</text:p>
          </table:table-cell>
          <table:table-cell table:style-name="Default" office:value-type="float" office:value="152550738.2" calcext:value-type="float">
            <text:p>152550738,2</text:p>
          </table:table-cell>
          <table:table-cell office:value-type="float" office:value="2.01341" calcext:value-type="float">
            <text:p>2,01341</text:p>
          </table:table-cell>
          <table:table-cell office:value-type="float" office:value="1143" calcext:value-type="float">
            <text:p>1143</text:p>
          </table:table-cell>
          <table:table-cell office:value-type="float" office:value="3.00646" calcext:value-type="float">
            <text:p>3,00646</text:p>
          </table:table-cell>
          <table:table-cell table:style-name="Default" office:value-type="float" office:value="431311154.2" calcext:value-type="float">
            <text:p>431311154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479" calcext:value-type="float">
            <text:p>479</text:p>
          </table:table-cell>
          <table:table-cell office:value-type="float" office:value="0.417597" calcext:value-type="float">
            <text:p>0,417597</text:p>
          </table:table-cell>
          <table:table-cell table:style-name="Default" office:value-type="float" office:value="205483839.2" calcext:value-type="float">
            <text:p>205483839,2</text:p>
          </table:table-cell>
          <table:table-cell office:value-type="float" office:value="7.46464" calcext:value-type="float">
            <text:p>7,46464</text:p>
          </table:table-cell>
          <table:table-cell office:value-type="float" office:value="1835" calcext:value-type="float">
            <text:p>1835</text:p>
          </table:table-cell>
          <table:table-cell office:value-type="float" office:value="9.82836" calcext:value-type="float">
            <text:p>9,82836</text:p>
          </table:table-cell>
          <table:table-cell table:style-name="Default" office:value-type="float" office:value="2587362563" calcext:value-type="float">
            <text:p>2587362563</text:p>
          </table:table-cell>
          <table:table-cell office:value-type="float" office:value="0.400352" calcext:value-type="float">
            <text:p>0,400352</text:p>
          </table:table-cell>
          <table:table-cell office:value-type="float" office:value="463" calcext:value-type="float">
            <text:p>463</text:p>
          </table:table-cell>
          <table:table-cell office:value-type="float" office:value="0.547373" calcext:value-type="float">
            <text:p>0,547373</text:p>
          </table:table-cell>
          <table:table-cell table:style-name="Default" office:value-type="float" office:value="183319598.4" calcext:value-type="float">
            <text:p>183319598,4</text:p>
          </table:table-cell>
          <table:table-cell office:value-type="float" office:value="1.9819" calcext:value-type="float">
            <text:p>1,9819</text:p>
          </table:table-cell>
          <table:table-cell office:value-type="float" office:value="1170" calcext:value-type="float">
            <text:p>1170</text:p>
          </table:table-cell>
          <table:table-cell office:value-type="float" office:value="2.97062" calcext:value-type="float">
            <text:p>2,97062</text:p>
          </table:table-cell>
          <table:table-cell table:style-name="Default" office:value-type="float" office:value="414489223.8" calcext:value-type="float">
            <text:p>414489223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1032" calcext:value-type="float">
            <text:p>0,301032</text:p>
          </table:table-cell>
          <table:table-cell office:value-type="float" office:value="450" calcext:value-type="float">
            <text:p>450</text:p>
          </table:table-cell>
          <table:table-cell office:value-type="float" office:value="0.412666" calcext:value-type="float">
            <text:p>0,412666</text:p>
          </table:table-cell>
          <table:table-cell table:style-name="Default" office:value-type="float" office:value="164783262" calcext:value-type="float">
            <text:p>164783262</text:p>
          </table:table-cell>
          <table:table-cell office:value-type="float" office:value="7.45984" calcext:value-type="float">
            <text:p>7,45984</text:p>
          </table:table-cell>
          <table:table-cell office:value-type="float" office:value="1801" calcext:value-type="float">
            <text:p>1801</text:p>
          </table:table-cell>
          <table:table-cell office:value-type="float" office:value="9.81627" calcext:value-type="float">
            <text:p>9,81627</text:p>
          </table:table-cell>
          <table:table-cell table:style-name="Default" office:value-type="float" office:value="3737333082" calcext:value-type="float">
            <text:p>3737333082</text:p>
          </table:table-cell>
          <table:table-cell office:value-type="float" office:value="0.406497" calcext:value-type="float">
            <text:p>0,406497</text:p>
          </table:table-cell>
          <table:table-cell office:value-type="float" office:value="479" calcext:value-type="float">
            <text:p>479</text:p>
          </table:table-cell>
          <table:table-cell office:value-type="float" office:value="0.564059" calcext:value-type="float">
            <text:p>0,564059</text:p>
          </table:table-cell>
          <table:table-cell table:style-name="Default" office:value-type="float" office:value="188345004" calcext:value-type="float">
            <text:p>188345004</text:p>
          </table:table-cell>
          <table:table-cell office:value-type="float" office:value="1.95913" calcext:value-type="float">
            <text:p>1,95913</text:p>
          </table:table-cell>
          <table:table-cell office:value-type="float" office:value="1163" calcext:value-type="float">
            <text:p>1163</text:p>
          </table:table-cell>
          <table:table-cell office:value-type="float" office:value="2.89966" calcext:value-type="float">
            <text:p>2,89966</text:p>
          </table:table-cell>
          <table:table-cell table:style-name="Default" office:value-type="float" office:value="440029883.2" calcext:value-type="float">
            <text:p>44002988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95974" calcext:value-type="float">
            <text:p>0,295974</text:p>
          </table:table-cell>
          <table:table-cell office:value-type="float" office:value="477" calcext:value-type="float">
            <text:p>477</text:p>
          </table:table-cell>
          <table:table-cell office:value-type="float" office:value="0.408533" calcext:value-type="float">
            <text:p>0,408533</text:p>
          </table:table-cell>
          <table:table-cell table:style-name="Default" office:value-type="float" office:value="180525167.6" calcext:value-type="float">
            <text:p>180525167,6</text:p>
          </table:table-cell>
          <table:table-cell office:value-type="float" office:value="7.5093" calcext:value-type="float">
            <text:p>7,5093</text:p>
          </table:table-cell>
          <table:table-cell office:value-type="float" office:value="1787" calcext:value-type="float">
            <text:p>1787</text:p>
          </table:table-cell>
          <table:table-cell office:value-type="float" office:value="9.90589" calcext:value-type="float">
            <text:p>9,90589</text:p>
          </table:table-cell>
          <table:table-cell table:style-name="Default" office:value-type="float" office:value="2139512675.8" calcext:value-type="float">
            <text:p>2139512675,8</text:p>
          </table:table-cell>
          <table:table-cell office:value-type="float" office:value="0.408274" calcext:value-type="float">
            <text:p>0,408274</text:p>
          </table:table-cell>
          <table:table-cell office:value-type="float" office:value="478" calcext:value-type="float">
            <text:p>478</text:p>
          </table:table-cell>
          <table:table-cell office:value-type="float" office:value="0.564448" calcext:value-type="float">
            <text:p>0,564448</text:p>
          </table:table-cell>
          <table:table-cell table:style-name="Default" office:value-type="float" office:value="185857869.2" calcext:value-type="float">
            <text:p>185857869,2</text:p>
          </table:table-cell>
          <table:table-cell office:value-type="float" office:value="1.99843" calcext:value-type="float">
            <text:p>1,99843</text:p>
          </table:table-cell>
          <table:table-cell office:value-type="float" office:value="1167" calcext:value-type="float">
            <text:p>1167</text:p>
          </table:table-cell>
          <table:table-cell office:value-type="float" office:value="2.94772" calcext:value-type="float">
            <text:p>2,94772</text:p>
          </table:table-cell>
          <table:table-cell table:style-name="Default" office:value-type="float" office:value="408041149.6" calcext:value-type="float">
            <text:p>408041149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300598" calcext:value-type="float">
            <text:p>0,300598</text:p>
          </table:table-cell>
          <table:table-cell office:value-type="float" office:value="460" calcext:value-type="float">
            <text:p>460</text:p>
          </table:table-cell>
          <table:table-cell office:value-type="float" office:value="0.410586" calcext:value-type="float">
            <text:p>0,410586</text:p>
          </table:table-cell>
          <table:table-cell table:style-name="Default" office:value-type="float" office:value="186946066" calcext:value-type="float">
            <text:p>186946066</text:p>
          </table:table-cell>
          <table:table-cell office:value-type="float" office:value="7.50547" calcext:value-type="float">
            <text:p>7,50547</text:p>
          </table:table-cell>
          <table:table-cell office:value-type="float" office:value="1797" calcext:value-type="float">
            <text:p>1797</text:p>
          </table:table-cell>
          <table:table-cell office:value-type="float" office:value="9.93321" calcext:value-type="float">
            <text:p>9,93321</text:p>
          </table:table-cell>
          <table:table-cell table:style-name="Default" office:value-type="float" office:value="2673765208.4" calcext:value-type="float">
            <text:p>2673765208,4</text:p>
          </table:table-cell>
          <table:table-cell office:value-type="float" office:value="0.408521" calcext:value-type="float">
            <text:p>0,408521</text:p>
          </table:table-cell>
          <table:table-cell office:value-type="float" office:value="463" calcext:value-type="float">
            <text:p>463</text:p>
          </table:table-cell>
          <table:table-cell office:value-type="float" office:value="0.5582" calcext:value-type="float">
            <text:p>0,5582</text:p>
          </table:table-cell>
          <table:table-cell table:style-name="Default" office:value-type="float" office:value="167299937.8" calcext:value-type="float">
            <text:p>167299937,8</text:p>
          </table:table-cell>
          <table:table-cell office:value-type="float" office:value="2.0162" calcext:value-type="float">
            <text:p>2,0162</text:p>
          </table:table-cell>
          <table:table-cell office:value-type="float" office:value="1166" calcext:value-type="float">
            <text:p>1166</text:p>
          </table:table-cell>
          <table:table-cell office:value-type="float" office:value="2.95573" calcext:value-type="float">
            <text:p>2,95573</text:p>
          </table:table-cell>
          <table:table-cell table:style-name="Default" office:value-type="float" office:value="383132606.8" calcext:value-type="float">
            <text:p>383132606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2997574" calcext:value-type="float">
            <text:p>0,2997574</text:p>
          </table:table-cell>
          <table:table-cell table:formula="of:=([.C17]+[.C18]+[.C19]+[.C20]+[.C21])/5" office:value-type="float" office:value="466.4" calcext:value-type="float">
            <text:p>466,4</text:p>
          </table:table-cell>
          <table:table-cell table:formula="of:=([.D17]+[.D18]+[.D19]+[.D20]+[.D21])/5" office:value-type="float" office:value="0.4124678" calcext:value-type="float">
            <text:p>0,4124678</text:p>
          </table:table-cell>
          <table:table-cell table:style-name="Default" table:formula="of:=([.E17]+[.E18]+[.E19]+[.E20]+[.E21])/5000000000" office:value-type="float" office:value="0.18150260496" calcext:value-type="float">
            <text:p>0,18150260496</text:p>
          </table:table-cell>
          <table:table-cell table:formula="of:=([.F17]+[.F18]+[.F19]+[.F20]+[.F21])/5" office:value-type="float" office:value="7.480302" calcext:value-type="float">
            <text:p>7,480302</text:p>
          </table:table-cell>
          <table:table-cell table:formula="of:=([.G17]+[.G18]+[.G19]+[.G20]+[.G21])/5" office:value-type="float" office:value="1815.4" calcext:value-type="float">
            <text:p>1815,4</text:p>
          </table:table-cell>
          <table:table-cell table:formula="of:=([.H17]+[.H18]+[.H19]+[.H20]+[.H21])/5" office:value-type="float" office:value="9.889738" calcext:value-type="float">
            <text:p>9,889738</text:p>
          </table:table-cell>
          <table:table-cell table:style-name="Default" table:formula="of:=([.I17]+[.I18]+[.I19]+[.I20]+[.I21])/5000000000" office:value-type="float" office:value="2.82939297376" calcext:value-type="float">
            <text:p>2,82939297376</text:p>
          </table:table-cell>
          <table:table-cell table:formula="of:=([.J17]+[.J18]+[.J19]+[.J20]+[.J21])/5" office:value-type="float" office:value="0.4061652" calcext:value-type="float">
            <text:p>0,4061652</text:p>
          </table:table-cell>
          <table:table-cell table:formula="of:=([.K17]+[.K18]+[.K19]+[.K20]+[.K21])/5" office:value-type="float" office:value="473.6" calcext:value-type="float">
            <text:p>473,6</text:p>
          </table:table-cell>
          <table:table-cell table:formula="of:=([.L17]+[.L18]+[.L19]+[.L20]+[.L21])/5" office:value-type="float" office:value="0.5597098" calcext:value-type="float">
            <text:p>0,5597098</text:p>
          </table:table-cell>
          <table:table-cell table:style-name="Default" table:formula="of:=([.M17]+[.M18]+[.M19]+[.M20]+[.M21])/5000000000" office:value-type="float" office:value="0.17547462952" calcext:value-type="float">
            <text:p>0,17547462952</text:p>
          </table:table-cell>
          <table:table-cell table:formula="of:=([.N17]+[.N18]+[.N19]+[.N20]+[.N21])/5" office:value-type="float" office:value="1.993814" calcext:value-type="float">
            <text:p>1,993814</text:p>
          </table:table-cell>
          <table:table-cell table:formula="of:=([.O17]+[.O18]+[.O19]+[.O20]+[.O21])/5" office:value-type="float" office:value="1161.8" calcext:value-type="float">
            <text:p>1161,8</text:p>
          </table:table-cell>
          <table:table-cell table:formula="of:=([.P17]+[.P18]+[.P19]+[.P20]+[.P21])/5" office:value-type="float" office:value="2.956038" calcext:value-type="float">
            <text:p>2,956038</text:p>
          </table:table-cell>
          <table:table-cell table:style-name="Default" table:formula="of:=([.Q17]+[.Q18]+[.Q19]+[.Q20]+[.Q21])/5000000000" office:value-type="float" office:value="0.41540080352" calcext:value-type="float">
            <text:p>0,4154008035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ILS-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545194821.8" calcext:value-type="float">
            <text:p>2545194821,8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9090943730.4" calcext:value-type="float">
            <text:p>49090943730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65744593.6" calcext:value-type="float">
            <text:p>2365744593,6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455544533.6" calcext:value-type="float">
            <text:p>17455544533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596764710.4" calcext:value-type="float">
            <text:p>2596764710,4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42549078.2" calcext:value-type="float">
            <text:p>27742549078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2076584" calcext:value-type="float">
            <text:p>2352076584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544918148" calcext:value-type="float">
            <text:p>1654491814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409799759.8" calcext:value-type="float">
            <text:p>2409799759,8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222227061.4" calcext:value-type="float">
            <text:p>47222227061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5932608" calcext:value-type="float">
            <text:p>2505932608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396825065" calcext:value-type="float">
            <text:p>17396825065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80869666" calcext:value-type="float">
            <text:p>2280869666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7258183610.4" calcext:value-type="float">
            <text:p>47258183610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2962340.4" calcext:value-type="float">
            <text:p>2502962340,4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234666363.4" calcext:value-type="float">
            <text:p>17234666363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721477718.4" calcext:value-type="float">
            <text:p>2721477718,4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49631215413.8" calcext:value-type="float">
            <text:p>49631215413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3797956.2" calcext:value-type="float">
            <text:p>2503797956,2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885098296.8" calcext:value-type="float">
            <text:p>15885098296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24]+[.B25]+[.B26]+[.B27]+[.B28])/5" office:value-type="float" office:value="0.1223562" calcext:value-type="float">
            <text:p>0,1223562</text:p>
          </table:table-cell>
          <table:table-cell table:style-name="ce9" table:formula="of:=([.C24]+[.C25]+[.C26]+[.C27]+[.C28])/5" office:value-type="float" office:value="160.2" calcext:value-type="float">
            <text:p>160,2</text:p>
          </table:table-cell>
          <table:table-cell table:style-name="ce9" table:formula="of:=([.D24]+[.D25]+[.D26]+[.D27]+[.D28])/5" office:value-type="float" office:value="0.1414084" calcext:value-type="float">
            <text:p>0,1414084</text:p>
          </table:table-cell>
          <table:table-cell table:style-name="ce2" table:formula="of:=([.E24]+[.E25]+[.E26]+[.E27]+[.E28])/5000000000" office:value-type="float" office:value="2.51082133528" calcext:value-type="float">
            <text:p>2,51082133528</text:p>
          </table:table-cell>
          <table:table-cell table:style-name="ce9" table:formula="of:=([.F24]+[.F25]+[.F26]+[.F27]+[.F28])/5" office:value-type="float" office:value="3.925832" calcext:value-type="float">
            <text:p>3,925832</text:p>
          </table:table-cell>
          <table:table-cell table:style-name="ce9" table:formula="of:=([.G24]+[.G25]+[.G26]+[.G27]+[.G28])/5" office:value-type="float" office:value="1353.6" calcext:value-type="float">
            <text:p>1353,6</text:p>
          </table:table-cell>
          <table:table-cell table:style-name="ce9" table:formula="of:=([.H24]+[.H25]+[.H26]+[.H27]+[.H28])/5" office:value-type="float" office:value="5.152976" calcext:value-type="float">
            <text:p>5,152976</text:p>
          </table:table-cell>
          <table:table-cell table:style-name="ce2" table:formula="of:=([.I24]+[.I25]+[.I26]+[.I27]+[.I28])/5000000000" office:value-type="float" office:value="44.18902377884" calcext:value-type="float">
            <text:p>44,18902377884</text:p>
          </table:table-cell>
          <table:table-cell table:style-name="ce9" table:formula="of:=([.J24]+[.J25]+[.J26]+[.J27]+[.J28])/5" office:value-type="float" office:value="0.117006" calcext:value-type="float">
            <text:p>0,117006</text:p>
          </table:table-cell>
          <table:table-cell table:style-name="ce9" table:formula="of:=([.K24]+[.K25]+[.K26]+[.K27]+[.K28])/5" office:value-type="float" office:value="0" calcext:value-type="float">
            <text:p>0</text:p>
          </table:table-cell>
          <table:table-cell table:style-name="ce9" table:formula="of:=([.L24]+[.L25]+[.L26]+[.L27]+[.L28])/5" office:value-type="float" office:value="0.117006" calcext:value-type="float">
            <text:p>0,117006</text:p>
          </table:table-cell>
          <table:table-cell table:style-name="ce2" table:formula="of:=([.M24]+[.M25]+[.M26]+[.M27]+[.M28])/5000000000" office:value-type="float" office:value="2.44610281644" calcext:value-type="float">
            <text:p>2,44610281644</text:p>
          </table:table-cell>
          <table:table-cell table:style-name="ce9" table:formula="of:=([.N24]+[.N25]+[.N26]+[.N27]+[.N28])/5" office:value-type="float" office:value="0.600867" calcext:value-type="float">
            <text:p>0,600867</text:p>
          </table:table-cell>
          <table:table-cell table:style-name="ce9" table:formula="of:=([.O24]+[.O25]+[.O26]+[.O27]+[.O28])/5" office:value-type="float" office:value="1125" calcext:value-type="float">
            <text:p>1125</text:p>
          </table:table-cell>
          <table:table-cell table:style-name="ce9" table:formula="of:=([.P24]+[.P25]+[.P26]+[.P27]+[.P28])/5" office:value-type="float" office:value="1.15348" calcext:value-type="float">
            <text:p>1,15348</text:p>
          </table:table-cell>
          <table:table-cell table:style-name="ce2" table:formula="of:=([.Q24]+[.Q25]+[.Q26]+[.Q27]+[.Q28])/5000000000" office:value-type="float" office:value="16.90341048136" calcext:value-type="float">
            <text:p>16,90341048136</text:p>
          </table:table-cell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20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BMB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210225803.8" calcext:value-type="float">
            <text:p>210225803,8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4058420808.2" calcext:value-type="float">
            <text:p>4058420808,2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202027771.6" calcext:value-type="float">
            <text:p>202027771,6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2166511.2" calcext:value-type="float">
            <text:p>532166511,2</text:p>
          </table:table-cell>
          <table:table-cell table:number-columns-repeated="2"/>
          <table:table-cell table:style-name="ce6" table:number-columns-repeated="2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55062648.2" calcext:value-type="float">
            <text:p>255062648,2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44913102.4" calcext:value-type="float">
            <text:p>4044913102,4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6453534" calcext:value-type="float">
            <text:p>236453534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18696913.2" calcext:value-type="float">
            <text:p>51869691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18676358.4" calcext:value-type="float">
            <text:p>218676358,4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745535693.4" calcext:value-type="float">
            <text:p>2745535693,4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6165123.8" calcext:value-type="float">
            <text:p>226165123,8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42587796.2" calcext:value-type="float">
            <text:p>542587796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12306623.2" calcext:value-type="float">
            <text:p>212306623,2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109426090.8" calcext:value-type="float">
            <text:p>4109426090,8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8591415.4" calcext:value-type="float">
            <text:p>258591415,4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501940620.4" calcext:value-type="float">
            <text:p>501940620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2394" calcext:value-type="float">
            <text:p>0,292394</text:p>
          </table:table-cell>
          <table:table-cell office:value-type="float" office:value="954" calcext:value-type="float">
            <text:p>954</text:p>
          </table:table-cell>
          <table:table-cell office:value-type="float" office:value="0.413435" calcext:value-type="float">
            <text:p>0,413435</text:p>
          </table:table-cell>
          <table:table-cell table:style-name="ce1" office:value-type="float" office:value="227005664" calcext:value-type="float">
            <text:p>227005664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71501866.6" calcext:value-type="float">
            <text:p>4471501866,6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5087823.8" calcext:value-type="float">
            <text:p>225087823,8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34393720.2" calcext:value-type="float">
            <text:p>534393720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3]+[.B34]+[.B35]+[.B36]+[.B37])/5" office:value-type="float" office:value="0.295879" calcext:value-type="float">
            <text:p>0,295879</text:p>
          </table:table-cell>
          <table:table-cell table:formula="of:=([.C33]+[.C34]+[.C35]+[.C36]+[.C37])/5" office:value-type="float" office:value="965.4" calcext:value-type="float">
            <text:p>965,4</text:p>
          </table:table-cell>
          <table:table-cell table:formula="of:=([.D33]+[.D34]+[.D35]+[.D36]+[.D37])/5" office:value-type="float" office:value="0.4189026" calcext:value-type="float">
            <text:p>0,4189026</text:p>
          </table:table-cell>
          <table:table-cell table:style-name="ce1" table:formula="of:=([.E33]+[.E34]+[.E35]+[.E36]+[.E37])/5000000000" office:value-type="float" office:value="0.22465541952" calcext:value-type="float">
            <text:p>0,22465541952</text:p>
          </table:table-cell>
          <table:table-cell table:formula="of:=([.F33]+[.F34]+[.F35]+[.F36]+[.F37])/5" office:value-type="float" office:value="7.468858" calcext:value-type="float">
            <text:p>7,468858</text:p>
          </table:table-cell>
          <table:table-cell table:formula="of:=([.G33]+[.G34]+[.G35]+[.G36]+[.G37])/5" office:value-type="float" office:value="3620.2" calcext:value-type="float">
            <text:p>3620,2</text:p>
          </table:table-cell>
          <table:table-cell table:formula="of:=([.H33]+[.H34]+[.H35]+[.H36]+[.H37])/5" office:value-type="float" office:value="9.91157" calcext:value-type="float">
            <text:p>9,91157</text:p>
          </table:table-cell>
          <table:table-cell table:style-name="ce1" table:formula="of:=([.I33]+[.I34]+[.I35]+[.I36]+[.I37])/5000000000" office:value-type="float" office:value="3.88595951228" calcext:value-type="float">
            <text:p>3,88595951228</text:p>
          </table:table-cell>
          <table:table-cell table:formula="of:=([.J33]+[.J34]+[.J35]+[.J36]+[.J37])/5" office:value-type="float" office:value="0.4010894" calcext:value-type="float">
            <text:p>0,4010894</text:p>
          </table:table-cell>
          <table:table-cell table:formula="of:=([.K33]+[.K34]+[.K35]+[.K36]+[.K37])/5" office:value-type="float" office:value="945.8" calcext:value-type="float">
            <text:p>945,8</text:p>
          </table:table-cell>
          <table:table-cell table:formula="of:=([.L33]+[.L34]+[.L35]+[.L36]+[.L37])/5" office:value-type="float" office:value="0.5656966" calcext:value-type="float">
            <text:p>0,5656966</text:p>
          </table:table-cell>
          <table:table-cell table:style-name="ce1" table:formula="of:=([.M33]+[.M34]+[.M35]+[.M36]+[.M37])/5000000000" office:value-type="float" office:value="0.22966513372" calcext:value-type="float">
            <text:p>0,22966513372</text:p>
          </table:table-cell>
          <table:table-cell table:formula="of:=([.N33]+[.N34]+[.N35]+[.N36]+[.N37])/5" office:value-type="float" office:value="2.011978" calcext:value-type="float">
            <text:p>2,011978</text:p>
          </table:table-cell>
          <table:table-cell table:formula="of:=([.O33]+[.O34]+[.O35]+[.O36]+[.O37])/5" office:value-type="float" office:value="2328.8" calcext:value-type="float">
            <text:p>2328,8</text:p>
          </table:table-cell>
          <table:table-cell table:formula="of:=([.P33]+[.P34]+[.P35]+[.P36]+[.P37])/5" office:value-type="float" office:value="3.011912" calcext:value-type="float">
            <text:p>3,011912</text:p>
          </table:table-cell>
          <table:table-cell table:style-name="ce1" table:formula="of:=([.Q33]+[.Q34]+[.Q35]+[.Q36]+[.Q37])/5000000000" office:value-type="float" office:value="0.52595711224" calcext:value-type="float">
            <text:p>0,5259571122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16454838.2" calcext:value-type="float">
            <text:p>516454838,2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48465939968.4" calcext:value-type="float">
            <text:p>48465939968,4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35700924.8" calcext:value-type="float">
            <text:p>335700924,8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454170343.2" calcext:value-type="float">
            <text:p>745417034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694320872" calcext:value-type="float">
            <text:p>694320872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5196959659.8" calcext:value-type="float">
            <text:p>45196959659,8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52681022.2" calcext:value-type="float">
            <text:p>652681022,2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42353319" calcext:value-type="float">
            <text:p>6142353319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28347806.6" calcext:value-type="float">
            <text:p>528347806,6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472749455.8" calcext:value-type="float">
            <text:p>44472749455,8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481780321.2" calcext:value-type="float">
            <text:p>481780321,2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468421790.8" calcext:value-type="float">
            <text:p>5468421790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33600059.4" calcext:value-type="float">
            <text:p>533600059,4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4588494711.6" calcext:value-type="float">
            <text:p>34588494711,6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484139141.6" calcext:value-type="float">
            <text:p>484139141,6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812877834.8" calcext:value-type="float">
            <text:p>7812877834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4724" calcext:value-type="float">
            <text:p>0,294724</text:p>
          </table:table-cell>
          <table:table-cell office:value-type="float" office:value="989" calcext:value-type="float">
            <text:p>989</text:p>
          </table:table-cell>
          <table:table-cell office:value-type="float" office:value="0.417859" calcext:value-type="float">
            <text:p>0,417859</text:p>
          </table:table-cell>
          <table:table-cell table:style-name="ce1" office:value-type="float" office:value="353215056.2" calcext:value-type="float">
            <text:p>353215056,2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6259218411.6" calcext:value-type="float">
            <text:p>46259218411,6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29599505.8" calcext:value-type="float">
            <text:p>329599505,8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21355548.2" calcext:value-type="float">
            <text:p>821355548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40]+[.B41]+[.B42]+[.B43]+[.B44])/5" office:value-type="float" office:value="0.2901504" calcext:value-type="float">
            <text:p>0,2901504</text:p>
          </table:table-cell>
          <table:table-cell table:formula="of:=([.C40]+[.C41]+[.C42]+[.C43]+[.C44])/5" office:value-type="float" office:value="950" calcext:value-type="float">
            <text:p>950</text:p>
          </table:table-cell>
          <table:table-cell table:formula="of:=([.D40]+[.D41]+[.D42]+[.D43]+[.D44])/5" office:value-type="float" office:value="0.407923" calcext:value-type="float">
            <text:p>0,407923</text:p>
          </table:table-cell>
          <table:table-cell table:style-name="ce1" table:formula="of:=([.E40]+[.E41]+[.E42]+[.E43]+[.E44])/5000000000" office:value-type="float" office:value="0.52518772648" calcext:value-type="float">
            <text:p>0,52518772648</text:p>
          </table:table-cell>
          <table:table-cell table:formula="of:=([.F40]+[.F41]+[.F42]+[.F43]+[.F44])/5" office:value-type="float" office:value="1.850818" calcext:value-type="float">
            <text:p>1,850818</text:p>
          </table:table-cell>
          <table:table-cell table:formula="of:=([.G40]+[.G41]+[.G42]+[.G43]+[.G44])/5" office:value-type="float" office:value="783.2" calcext:value-type="float">
            <text:p>783,2</text:p>
          </table:table-cell>
          <table:table-cell table:formula="of:=([.H40]+[.H41]+[.H42]+[.H43]+[.H44])/5" office:value-type="float" office:value="2.183482" calcext:value-type="float">
            <text:p>2,183482</text:p>
          </table:table-cell>
          <table:table-cell table:style-name="ce1" table:formula="of:=([.I40]+[.I41]+[.I42]+[.I43]+[.I44])/5000000000" office:value-type="float" office:value="43.79667244144" calcext:value-type="float">
            <text:p>43,79667244144</text:p>
          </table:table-cell>
          <table:table-cell table:formula="of:=([.J40]+[.J41]+[.J42]+[.J43]+[.J44])/5" office:value-type="float" office:value="0.3947178" calcext:value-type="float">
            <text:p>0,3947178</text:p>
          </table:table-cell>
          <table:table-cell table:formula="of:=([.K40]+[.K41]+[.K42]+[.K43]+[.K44])/5" office:value-type="float" office:value="930.6" calcext:value-type="float">
            <text:p>930,6</text:p>
          </table:table-cell>
          <table:table-cell table:formula="of:=([.L40]+[.L41]+[.L42]+[.L43]+[.L44])/5" office:value-type="float" office:value="0.5523612" calcext:value-type="float">
            <text:p>0,5523612</text:p>
          </table:table-cell>
          <table:table-cell table:style-name="ce1" table:formula="of:=([.M40]+[.M41]+[.M42]+[.M43]+[.M44])/5000000000" office:value-type="float" office:value="0.45678018312" calcext:value-type="float">
            <text:p>0,45678018312</text:p>
          </table:table-cell>
          <table:table-cell table:formula="of:=([.N40]+[.N41]+[.N42]+[.N43]+[.N44])/5" office:value-type="float" office:value="0.9294762" calcext:value-type="float">
            <text:p>0,9294762</text:p>
          </table:table-cell>
          <table:table-cell table:formula="of:=([.O40]+[.O41]+[.O42]+[.O43]+[.O44])/5" office:value-type="float" office:value="2083.6" calcext:value-type="float">
            <text:p>2083,6</text:p>
          </table:table-cell>
          <table:table-cell table:formula="of:=([.P40]+[.P41]+[.P42]+[.P43]+[.P44])/5" office:value-type="float" office:value="1.5531252" calcext:value-type="float">
            <text:p>1,5531252</text:p>
          </table:table-cell>
          <table:table-cell table:style-name="ce1" table:formula="of:=([.Q40]+[.Q41]+[.Q42]+[.Q43]+[.Q44])/5000000000" office:value-type="float" office:value="5.5398357672" calcext:value-type="float">
            <text:p>5,539835767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966" calcext:value-type="float">
            <text:p>966</text:p>
          </table:table-cell>
          <table:table-cell office:value-type="float" office:value="0.420911" calcext:value-type="float">
            <text:p>0,420911</text:p>
          </table:table-cell>
          <table:table-cell table:style-name="ce1" office:value-type="float" office:value="193715952.6" calcext:value-type="float">
            <text:p>193715952,6</text:p>
          </table:table-cell>
          <table:table-cell office:value-type="float" office:value="7.504" calcext:value-type="float">
            <text:p>7,504</text:p>
          </table:table-cell>
          <table:table-cell office:value-type="float" office:value="3663" calcext:value-type="float">
            <text:p>3663</text:p>
          </table:table-cell>
          <table:table-cell office:value-type="float" office:value="10.0628" calcext:value-type="float">
            <text:p>10,0628</text:p>
          </table:table-cell>
          <table:table-cell table:style-name="ce1" office:value-type="float" office:value="2769702751.2" calcext:value-type="float">
            <text:p>2769702751,2</text:p>
          </table:table-cell>
          <table:table-cell office:value-type="float" office:value="0.408434" calcext:value-type="float">
            <text:p>0,408434</text:p>
          </table:table-cell>
          <table:table-cell office:value-type="float" office:value="982" calcext:value-type="float">
            <text:p>982</text:p>
          </table:table-cell>
          <table:table-cell office:value-type="float" office:value="0.578959" calcext:value-type="float">
            <text:p>0,578959</text:p>
          </table:table-cell>
          <table:table-cell table:style-name="ce1" office:value-type="float" office:value="175212994.2" calcext:value-type="float">
            <text:p>175212994,2</text:p>
          </table:table-cell>
          <table:table-cell office:value-type="float" office:value="2.02009" calcext:value-type="float">
            <text:p>2,02009</text:p>
          </table:table-cell>
          <table:table-cell office:value-type="float" office:value="2316" calcext:value-type="float">
            <text:p>2316</text:p>
          </table:table-cell>
          <table:table-cell office:value-type="float" office:value="3.00281" calcext:value-type="float">
            <text:p>3,00281</text:p>
          </table:table-cell>
          <table:table-cell table:style-name="ce1" office:value-type="float" office:value="428213559" calcext:value-type="float">
            <text:p>428213559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1283" calcext:value-type="float">
            <text:p>0,291283</text:p>
          </table:table-cell>
          <table:table-cell office:value-type="float" office:value="930" calcext:value-type="float">
            <text:p>930</text:p>
          </table:table-cell>
          <table:table-cell office:value-type="float" office:value="0.413576" calcext:value-type="float">
            <text:p>0,413576</text:p>
          </table:table-cell>
          <table:table-cell table:style-name="ce1" office:value-type="float" office:value="185568730.6" calcext:value-type="float">
            <text:p>185568730,6</text:p>
          </table:table-cell>
          <table:table-cell office:value-type="float" office:value="7.46586" calcext:value-type="float">
            <text:p>7,46586</text:p>
          </table:table-cell>
          <table:table-cell office:value-type="float" office:value="3640" calcext:value-type="float">
            <text:p>3640</text:p>
          </table:table-cell>
          <table:table-cell office:value-type="float" office:value="10.0488" calcext:value-type="float">
            <text:p>10,0488</text:p>
          </table:table-cell>
          <table:table-cell table:style-name="ce1" office:value-type="float" office:value="2372303465" calcext:value-type="float">
            <text:p>2372303465</text:p>
          </table:table-cell>
          <table:table-cell office:value-type="float" office:value="0.402549" calcext:value-type="float">
            <text:p>0,402549</text:p>
          </table:table-cell>
          <table:table-cell office:value-type="float" office:value="953" calcext:value-type="float">
            <text:p>953</text:p>
          </table:table-cell>
          <table:table-cell office:value-type="float" office:value="0.565414" calcext:value-type="float">
            <text:p>0,565414</text:p>
          </table:table-cell>
          <table:table-cell table:style-name="ce1" office:value-type="float" office:value="188851593.8" calcext:value-type="float">
            <text:p>188851593,8</text:p>
          </table:table-cell>
          <table:table-cell office:value-type="float" office:value="2.0093" calcext:value-type="float">
            <text:p>2,0093</text:p>
          </table:table-cell>
          <table:table-cell office:value-type="float" office:value="2311" calcext:value-type="float">
            <text:p>2311</text:p>
          </table:table-cell>
          <table:table-cell office:value-type="float" office:value="2.98348" calcext:value-type="float">
            <text:p>2,98348</text:p>
          </table:table-cell>
          <table:table-cell table:style-name="ce1" office:value-type="float" office:value="438666627" calcext:value-type="float">
            <text:p>438666627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96987" calcext:value-type="float">
            <text:p>0,296987</text:p>
          </table:table-cell>
          <table:table-cell office:value-type="float" office:value="950" calcext:value-type="float">
            <text:p>950</text:p>
          </table:table-cell>
          <table:table-cell office:value-type="float" office:value="0.419109" calcext:value-type="float">
            <text:p>0,419109</text:p>
          </table:table-cell>
          <table:table-cell table:style-name="ce1" office:value-type="float" office:value="196106919.2" calcext:value-type="float">
            <text:p>196106919,2</text:p>
          </table:table-cell>
          <table:table-cell office:value-type="float" office:value="7.43092" calcext:value-type="float">
            <text:p>7,43092</text:p>
          </table:table-cell>
          <table:table-cell office:value-type="float" office:value="3593" calcext:value-type="float">
            <text:p>3593</text:p>
          </table:table-cell>
          <table:table-cell office:value-type="float" office:value="9.84402" calcext:value-type="float">
            <text:p>9,84402</text:p>
          </table:table-cell>
          <table:table-cell table:style-name="ce1" office:value-type="float" office:value="2264602100.4" calcext:value-type="float">
            <text:p>2264602100,4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1021" calcext:value-type="float">
            <text:p>1021</text:p>
          </table:table-cell>
          <table:table-cell office:value-type="float" office:value="0.582331" calcext:value-type="float">
            <text:p>0,582331</text:p>
          </table:table-cell>
          <table:table-cell table:style-name="ce1" office:value-type="float" office:value="203748374.6" calcext:value-type="float">
            <text:p>203748374,6</text:p>
          </table:table-cell>
          <table:table-cell office:value-type="float" office:value="1.99722" calcext:value-type="float">
            <text:p>1,99722</text:p>
          </table:table-cell>
          <table:table-cell office:value-type="float" office:value="2299" calcext:value-type="float">
            <text:p>2299</text:p>
          </table:table-cell>
          <table:table-cell office:value-type="float" office:value="2.98652" calcext:value-type="float">
            <text:p>2,98652</text:p>
          </table:table-cell>
          <table:table-cell table:style-name="ce1" office:value-type="float" office:value="473710993.2" calcext:value-type="float">
            <text:p>47371099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99044" calcext:value-type="float">
            <text:p>0,299044</text:p>
          </table:table-cell>
          <table:table-cell office:value-type="float" office:value="940" calcext:value-type="float">
            <text:p>940</text:p>
          </table:table-cell>
          <table:table-cell office:value-type="float" office:value="0.418657" calcext:value-type="float">
            <text:p>0,418657</text:p>
          </table:table-cell>
          <table:table-cell table:style-name="ce1" office:value-type="float" office:value="194202227.8" calcext:value-type="float">
            <text:p>194202227,8</text:p>
          </table:table-cell>
          <table:table-cell office:value-type="float" office:value="7.43945" calcext:value-type="float">
            <text:p>7,43945</text:p>
          </table:table-cell>
          <table:table-cell office:value-type="float" office:value="3594" calcext:value-type="float">
            <text:p>3594</text:p>
          </table:table-cell>
          <table:table-cell office:value-type="float" office:value="9.83928" calcext:value-type="float">
            <text:p>9,83928</text:p>
          </table:table-cell>
          <table:table-cell table:style-name="ce1" office:value-type="float" office:value="2797779476.6" calcext:value-type="float">
            <text:p>2797779476,6</text:p>
          </table:table-cell>
          <table:table-cell office:value-type="float" office:value="0.404973" calcext:value-type="float">
            <text:p>0,404973</text:p>
          </table:table-cell>
          <table:table-cell office:value-type="float" office:value="958" calcext:value-type="float">
            <text:p>958</text:p>
          </table:table-cell>
          <table:table-cell office:value-type="float" office:value="0.573031" calcext:value-type="float">
            <text:p>0,573031</text:p>
          </table:table-cell>
          <table:table-cell table:style-name="ce1" office:value-type="float" office:value="190947381.2" calcext:value-type="float">
            <text:p>190947381,2</text:p>
          </table:table-cell>
          <table:table-cell office:value-type="float" office:value="1.99568" calcext:value-type="float">
            <text:p>1,99568</text:p>
          </table:table-cell>
          <table:table-cell office:value-type="float" office:value="2327" calcext:value-type="float">
            <text:p>2327</text:p>
          </table:table-cell>
          <table:table-cell office:value-type="float" office:value="2.97383" calcext:value-type="float">
            <text:p>2,97383</text:p>
          </table:table-cell>
          <table:table-cell table:style-name="ce1" office:value-type="float" office:value="444064877.2" calcext:value-type="float">
            <text:p>444064877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414" calcext:value-type="float">
            <text:p>0,299414</text:p>
          </table:table-cell>
          <table:table-cell office:value-type="float" office:value="959" calcext:value-type="float">
            <text:p>959</text:p>
          </table:table-cell>
          <table:table-cell office:value-type="float" office:value="0.42105" calcext:value-type="float">
            <text:p>0,42105</text:p>
          </table:table-cell>
          <table:table-cell table:style-name="ce1" office:value-type="float" office:value="199707861" calcext:value-type="float">
            <text:p>199707861</text:p>
          </table:table-cell>
          <table:table-cell office:value-type="float" office:value="7.52692" calcext:value-type="float">
            <text:p>7,52692</text:p>
          </table:table-cell>
          <table:table-cell office:value-type="float" office:value="3607" calcext:value-type="float">
            <text:p>3607</text:p>
          </table:table-cell>
          <table:table-cell office:value-type="float" office:value="9.98423" calcext:value-type="float">
            <text:p>9,98423</text:p>
          </table:table-cell>
          <table:table-cell table:style-name="ce1" office:value-type="float" office:value="3133384009.2" calcext:value-type="float">
            <text:p>3133384009,2</text:p>
          </table:table-cell>
          <table:table-cell office:value-type="float" office:value="0.402657" calcext:value-type="float">
            <text:p>0,402657</text:p>
          </table:table-cell>
          <table:table-cell office:value-type="float" office:value="1001" calcext:value-type="float">
            <text:p>1001</text:p>
          </table:table-cell>
          <table:table-cell office:value-type="float" office:value="0.572463" calcext:value-type="float">
            <text:p>0,572463</text:p>
          </table:table-cell>
          <table:table-cell table:style-name="ce1" office:value-type="float" office:value="211870975.6" calcext:value-type="float">
            <text:p>211870975,6</text:p>
          </table:table-cell>
          <table:table-cell office:value-type="float" office:value="2.03059" calcext:value-type="float">
            <text:p>2,03059</text:p>
          </table:table-cell>
          <table:table-cell office:value-type="float" office:value="2350" calcext:value-type="float">
            <text:p>2350</text:p>
          </table:table-cell>
          <table:table-cell office:value-type="float" office:value="3.09405" calcext:value-type="float">
            <text:p>3,09405</text:p>
          </table:table-cell>
          <table:table-cell table:style-name="ce1" office:value-type="float" office:value="434282869.8" calcext:value-type="float">
            <text:p>434282869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47]+[.B48]+[.B49]+[.B50]+[.B51])/5" office:value-type="float" office:value="0.297097" calcext:value-type="float">
            <text:p>0,297097</text:p>
          </table:table-cell>
          <table:table-cell table:formula="of:=([.C47]+[.C48]+[.C49]+[.C50]+[.C51])/5" office:value-type="float" office:value="949" calcext:value-type="float">
            <text:p>949</text:p>
          </table:table-cell>
          <table:table-cell table:formula="of:=([.D47]+[.D48]+[.D49]+[.D50]+[.D51])/5" office:value-type="float" office:value="0.4186606" calcext:value-type="float">
            <text:p>0,4186606</text:p>
          </table:table-cell>
          <table:table-cell table:style-name="ce1" table:formula="of:=([.E47]+[.E48]+[.E49]+[.E50]+[.E51])/5000000000" office:value-type="float" office:value="0.19386033824" calcext:value-type="float">
            <text:p>0,19386033824</text:p>
          </table:table-cell>
          <table:table-cell table:formula="of:=([.F47]+[.F48]+[.F49]+[.F50]+[.F51])/5" office:value-type="float" office:value="7.47343" calcext:value-type="float">
            <text:p>7,47343</text:p>
          </table:table-cell>
          <table:table-cell table:formula="of:=([.G47]+[.G48]+[.G49]+[.G50]+[.G51])/5" office:value-type="float" office:value="3619.4" calcext:value-type="float">
            <text:p>3619,4</text:p>
          </table:table-cell>
          <table:table-cell table:formula="of:=([.H47]+[.H48]+[.H49]+[.H50]+[.H51])/5" office:value-type="float" office:value="9.955826" calcext:value-type="float">
            <text:p>9,955826</text:p>
          </table:table-cell>
          <table:table-cell table:style-name="ce1" table:formula="of:=([.I47]+[.I48]+[.I49]+[.I50]+[.I51])/5000000000" office:value-type="float" office:value="2.66755436048" calcext:value-type="float">
            <text:p>2,66755436048</text:p>
          </table:table-cell>
          <table:table-cell table:formula="of:=([.J47]+[.J48]+[.J49]+[.J50]+[.J51])/5" office:value-type="float" office:value="0.4048538" calcext:value-type="float">
            <text:p>0,4048538</text:p>
          </table:table-cell>
          <table:table-cell table:formula="of:=([.K47]+[.K48]+[.K49]+[.K50]+[.K51])/5" office:value-type="float" office:value="983" calcext:value-type="float">
            <text:p>983</text:p>
          </table:table-cell>
          <table:table-cell table:formula="of:=([.L47]+[.L48]+[.L49]+[.L50]+[.L51])/5" office:value-type="float" office:value="0.5744396" calcext:value-type="float">
            <text:p>0,5744396</text:p>
          </table:table-cell>
          <table:table-cell table:style-name="ce1" table:formula="of:=([.M47]+[.M48]+[.M49]+[.M50]+[.M51])/5000000000" office:value-type="float" office:value="0.19412626388" calcext:value-type="float">
            <text:p>0,19412626388</text:p>
          </table:table-cell>
          <table:table-cell table:formula="of:=([.N47]+[.N48]+[.N49]+[.N50]+[.N51])/5" office:value-type="float" office:value="2.010576" calcext:value-type="float">
            <text:p>2,010576</text:p>
          </table:table-cell>
          <table:table-cell table:formula="of:=([.O47]+[.O48]+[.O49]+[.O50]+[.O51])/5" office:value-type="float" office:value="2320.6" calcext:value-type="float">
            <text:p>2320,6</text:p>
          </table:table-cell>
          <table:table-cell table:formula="of:=([.P47]+[.P48]+[.P49]+[.P50]+[.P51])/5" office:value-type="float" office:value="3.008138" calcext:value-type="float">
            <text:p>3,008138</text:p>
          </table:table-cell>
          <table:table-cell table:style-name="ce1" table:formula="of:=([.Q47]+[.Q48]+[.Q49]+[.Q50]+[.Q51])/5000000000" office:value-type="float" office:value="0.44378778524" calcext:value-type="float">
            <text:p>0,4437877852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ILS-ES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522970171.4" calcext:value-type="float">
            <text:p>2522970171,4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660442538" calcext:value-type="float">
            <text:p>4666044253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06517563" calcext:value-type="float">
            <text:p>2606517563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9279542779" calcext:value-type="float">
            <text:p>19279542779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69240265.6" calcext:value-type="float">
            <text:p>2369240265,6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078944519.4" calcext:value-type="float">
            <text:p>44078944519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12484787.6" calcext:value-type="float">
            <text:p>2612484787,6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299316418.8" calcext:value-type="float">
            <text:p>19299316418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74793056.6" calcext:value-type="float">
            <text:p>2674793056,6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804320805.6" calcext:value-type="float">
            <text:p>49804320805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67474675.4" calcext:value-type="float">
            <text:p>2767474675,4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19910158211.2" calcext:value-type="float">
            <text:p>19910158211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717959607.2" calcext:value-type="float">
            <text:p>2717959607,2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628768016.4" calcext:value-type="float">
            <text:p>54628768016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52120860.4" calcext:value-type="float">
            <text:p>2752120860,4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19844346492.2" calcext:value-type="float">
            <text:p>19844346492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17233" calcext:value-type="float">
            <text:p>0,117233</text:p>
          </table:table-cell>
          <table:table-cell office:value-type="float" office:value="154" calcext:value-type="float">
            <text:p>154</text:p>
          </table:table-cell>
          <table:table-cell office:value-type="float" office:value="0.12622" calcext:value-type="float">
            <text:p>0,12622</text:p>
          </table:table-cell>
          <table:table-cell table:style-name="ce1" office:value-type="float" office:value="2662782446.2" calcext:value-type="float">
            <text:p>2662782446,2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497315611.2" calcext:value-type="float">
            <text:p>50497315611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36691491" calcext:value-type="float">
            <text:p>2436691491</text:p>
          </table:table-cell>
          <table:table-cell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183743014.4" calcext:value-type="float">
            <text:p>20183743014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54]+[.B55]+[.B56]+[.B57]+[.B58])/5" office:value-type="float" office:value="0.1449928" calcext:value-type="float">
            <text:p>0,1449928</text:p>
          </table:table-cell>
          <table:table-cell table:style-name="ce9" table:formula="of:=([.C54]+[.C55]+[.C56]+[.C57]+[.C58])/5" office:value-type="float" office:value="373.2" calcext:value-type="float">
            <text:p>373,2</text:p>
          </table:table-cell>
          <table:table-cell table:style-name="ce9" table:formula="of:=([.D54]+[.D55]+[.D56]+[.D57]+[.D58])/5" office:value-type="float" office:value="0.177646" calcext:value-type="float">
            <text:p>0,177646</text:p>
          </table:table-cell>
          <table:table-cell table:style-name="ce2" table:formula="of:=([.E54]+[.E55]+[.E56]+[.E57]+[.E58])/5000000000" office:value-type="float" office:value="2.5895491094" calcext:value-type="float">
            <text:p>2,5895491094</text:p>
          </table:table-cell>
          <table:table-cell table:style-name="ce9" table:formula="of:=([.F54]+[.F55]+[.F56]+[.F57]+[.F58])/5" office:value-type="float" office:value="3.859818" calcext:value-type="float">
            <text:p>3,859818</text:p>
          </table:table-cell>
          <table:table-cell table:style-name="ce9" table:formula="of:=([.G54]+[.G55]+[.G56]+[.G57]+[.G58])/5" office:value-type="float" office:value="2862.6" calcext:value-type="float">
            <text:p>2862,6</text:p>
          </table:table-cell>
          <table:table-cell table:style-name="ce9" table:formula="of:=([.H54]+[.H55]+[.H56]+[.H57]+[.H58])/5" office:value-type="float" office:value="5.172022" calcext:value-type="float">
            <text:p>5,172022</text:p>
          </table:table-cell>
          <table:table-cell table:style-name="ce2" table:formula="of:=([.I54]+[.I55]+[.I56]+[.I57]+[.I58])/5000000000" office:value-type="float" office:value="49.13395829812" calcext:value-type="float">
            <text:p>49,13395829812</text:p>
          </table:table-cell>
          <table:table-cell table:style-name="ce9" table:formula="of:=([.J54]+[.J55]+[.J56]+[.J57]+[.J58])/5" office:value-type="float" office:value="0.117006" calcext:value-type="float">
            <text:p>0,117006</text:p>
          </table:table-cell>
          <table:table-cell table:style-name="ce9" table:formula="of:=([.K54]+[.K55]+[.K56]+[.K57]+[.K58])/5" office:value-type="float" office:value="0" calcext:value-type="float">
            <text:p>0</text:p>
          </table:table-cell>
          <table:table-cell table:style-name="ce9" table:formula="of:=([.L54]+[.L55]+[.L56]+[.L57]+[.L58])/5" office:value-type="float" office:value="0.117006" calcext:value-type="float">
            <text:p>0,117006</text:p>
          </table:table-cell>
          <table:table-cell table:style-name="ce2" table:formula="of:=([.M54]+[.M55]+[.M56]+[.M57]+[.M58])/5000000000" office:value-type="float" office:value="2.63505787548" calcext:value-type="float">
            <text:p>2,63505787548</text:p>
          </table:table-cell>
          <table:table-cell table:style-name="ce9" table:formula="of:=([.N54]+[.N55]+[.N56]+[.N57]+[.N58])/5" office:value-type="float" office:value="0.7143204" calcext:value-type="float">
            <text:p>0,7143204</text:p>
          </table:table-cell>
          <table:table-cell table:style-name="ce9" table:formula="of:=([.O54]+[.O55]+[.O56]+[.O57]+[.O58])/5" office:value-type="float" office:value="2104.6" calcext:value-type="float">
            <text:p>2104,6</text:p>
          </table:table-cell>
          <table:table-cell table:style-name="ce9" table:formula="of:=([.P54]+[.P55]+[.P56]+[.P57]+[.P58])/5" office:value-type="float" office:value="1.261554" calcext:value-type="float">
            <text:p>1,261554</text:p>
          </table:table-cell>
          <table:table-cell table:style-name="ce2" table:formula="of:=([.Q54]+[.Q55]+[.Q56]+[.Q57]+[.Q58])/5000000000" office:value-type="float" office:value="19.70342138312" calcext:value-type="float">
            <text:p>19,70342138312</text:p>
          </table:table-cell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19"/>
          <table:table-cell table:style-name="ce20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number-columns-repeated="19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21"/>
          <table:table-cell table:number-columns-repeated="18"/>
          <table:table-cell table:style-name="ce6" table:number-columns-repeated="2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19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6">
          <table:table-cell/>
          <table:table-cell table:style-name="ce25" table:number-columns-repeated="3"/>
          <table:table-cell table:style-name="ce28"/>
          <table:table-cell table:number-columns-repeated="14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3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 table:number-columns-repeated="5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-group>
          <table:table-row table:style-name="ro1">
            <table:table-cell table:style-name="ce21"/>
            <table:table-cell table:number-columns-repeated="19"/>
            <table:table-cell table:style-name="ce6"/>
            <table:table-cell table:number-columns-repeated="2"/>
            <table:table-cell table:style-name="Default"/>
            <table:table-cell table:number-columns-repeated="14"/>
          </table:table-row>
        </table:table-row-group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 table:style-name="ro1">
          <table:table-cell table:number-columns-repeated="20"/>
          <table:table-cell table:style-name="ce6"/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25">
          <table:table-cell table:number-columns-repeated="23"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1:12:43.1319243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5T12:33:14.140330362</dc:date>
    <meta:editing-duration>PT3H11M27S</meta:editing-duration>
    <meta:editing-cycles>9</meta:editing-cycles>
    <meta:generator>LibreOffice/6.0.7.3$Linux_X86_64 LibreOffice_project/00m0$Build-3</meta:generator>
    <meta:document-statistic meta:table-count="1" meta:cell-count="8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Comparación de Valor Agregado</text:p>
        </chart:title>
        <chart:subtitle svg:x="4.927cm" svg:y="1.275cm" chart:style-name="ch3">
          <text:p>Algoritmos genéticos estacionarios</text:p>
        </chart:subtitle>
        <chart:legend chart:legend-position="end" svg:x="13.472cm" svg:y="3.454cm" style:legend-expansion="high" chart:style-name="ch4"/>
        <chart:plot-area chart:style-name="ch5" table:cell-range-address="Hoja1.T80:Hoja1.T81 Hoja1.U80:Hoja1.U82 Hoja1.V79:Hoja1.X81" chart:data-source-has-labels="both" svg:x="0.32cm" svg:y="2.138cm" svg:width="12.83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1cm" svg:y="2.138cm" svg:width="11.851cm" svg:height="6.4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T80:Hoja1.T8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U81:Hoja1.U82" chart:label-cell-address="Hoja1.U80:Hoja1.U80" chart:class="chart:bar">
            <chart:data-point chart:repeated="2"/>
          </chart:series>
          <chart:series chart:style-name="ch10" chart:values-cell-range-address="Hoja1.V80:Hoja1.V81" chart:label-cell-address="Hoja1.V79:Hoja1.V79" chart:class="chart:bar">
            <chart:data-point chart:repeated="2"/>
          </chart:series>
          <chart:series chart:style-name="ch11" chart:values-cell-range-address="Hoja1.W80:Hoja1.W81" chart:label-cell-address="Hoja1.W79:Hoja1.W79" chart:class="chart:bar">
            <chart:data-point chart:repeated="2"/>
          </chart:series>
          <chart:series chart:style-name="ch12" chart:values-cell-range-address="Hoja1.X80:Hoja1.X81" chart:label-cell-address="Hoja1.X79:Hoja1.X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U80:Hoja1.U80</svg:desc>
                </draw:g>
              </table:table-cell>
              <table:table-cell office:value-type="string">
                <text:p/>
                <draw:g>
                  <svg:desc>Hoja1.V79:Hoja1.V79</svg:desc>
                </draw:g>
              </table:table-cell>
              <table:table-cell office:value-type="string">
                <text:p/>
                <draw:g>
                  <svg:desc>Hoja1.W79:Hoja1.W79</svg:desc>
                </draw:g>
              </table:table-cell>
              <table:table-cell office:value-type="string">
                <text:p/>
                <draw:g>
                  <svg:desc>Hoja1.X79:Hoja1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T80:Hoja1.T81</svg:desc>
                </draw:g>
              </table:table-cell>
              <table:table-cell office:value-type="float" office:value="NaN">
                <text:p>NaN</text:p>
                <draw:g>
                  <svg:desc>Hoja1.U81:Hoja1.U82</svg:desc>
                </draw:g>
              </table:table-cell>
              <table:table-cell office:value-type="float" office:value="NaN">
                <text:p>NaN</text:p>
                <draw:g>
                  <svg:desc>Hoja1.V80:Hoja1.V81</svg:desc>
                </draw:g>
              </table:table-cell>
              <table:table-cell office:value-type="float" office:value="NaN">
                <text:p>NaN</text:p>
                <draw:g>
                  <svg:desc>Hoja1.W80:Hoja1.W81</svg:desc>
                </draw:g>
              </table:table-cell>
              <table:table-cell office:value-type="float" office:value="NaN">
                <text:p>NaN</text:p>
                <draw:g>
                  <svg:desc>Hoja1.X80:Hoja1.X8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